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91000001BA708A841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382cm" svg:height="11.694cm" svg:x="1.855cm" svg:y="0.999cm">
          <draw:image xlink:href="Pictures/1000000000000291000001BA708A84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16T11:13:32.261000000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